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Text_20_body" style:list-style-name="L1">
      <style:paragraph-properties fo:margin-top="0in" fo:margin-bottom="0in"/>
    </style:style>
    <style:style style:name="P12" style:family="paragraph" style:parent-style-name="Text_20_body" style:list-style-name="L2">
      <style:paragraph-properties fo:margin-top="0in" fo:margin-bottom="0in"/>
    </style:style>
    <style:style style:name="P13" style:family="paragraph" style:parent-style-name="Text_20_body" style:list-style-name="L3">
    </style:style>
    <style:style style:name="P14" style:family="paragraph" style:parent-style-name="Preformatted_20_Text">
    </style:style>
    <style:style style:name="P15" style:family="paragraph" style:parent-style-name="Text_20_body" style:list-style-name="L4">
      <style:paragraph-properties fo:margin-top="0in" fo:margin-bottom="0in"/>
    </style:style>
    <style:style style:name="P16" style:family="paragraph" style:parent-style-name="Text_20_body" style:list-style-name="L5">
      <style:paragraph-properties fo:margin-top="0in" fo:margin-bottom="0in"/>
    </style:style>
    <style:style style:name="P17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UML Class Diagram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1, 2021 (06:25:0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<text:span text:style-name="T1">Unified Modeling Language</text:span> (UML) is a tool for visually representing programs. UML can represent many different types of diagrams. In this lab you will practice interpreting and creating one of them: a <text:span text:style-name="T2">class diagram</text:span>.</text:p>
      <text:h text:style-name="Heading_20_1" text:outline-level="1"><text:bookmark-start text:name="interpreting-a-uml-class-diagram"/>Interpreting a UML class diagram<text:bookmark-end text:name="interpreting-a-uml-class-diagram"/></text:h>
      <text:h text:style-name="Heading_20_2" text:outline-level="2"><text:bookmark-start text:name="reading-the-diagram"/>Reading the diagram<text:bookmark-end text:name="reading-the-diagram"/></text:h>
      <text:p text:style-name="First_20_paragraph">Study the following diagram, then answer follow up questions:</text:p>
      <text:p text:style-name="P1">|===========================================|</text:p>
      <text:p text:style-name="P2">| <text:s text:c="16"/>Account <text:s text:c="18"/>|</text:p>
      <text:p text:style-name="P3">|-------------------------------------------|</text:p>
      <text:p text:style-name="P4">| - balance : decimal <text:s text:c="22"/>|</text:p>
      <text:p text:style-name="P5">|-------------------------------------------|</text:p>
      <text:p text:style-name="P6">| + GetBalance():decimal <text:s text:c="19"/>|</text:p>
      <text:p text:style-name="P7">| + DisplayBalance():void <text:s text:c="18"/>|</text:p>
      <text:p text:style-name="P8">| + AddFunds(amount:decimal):void <text:s text:c="10"/>|</text:p>
      <text:p text:style-name="P9">| + Withdraw(amount:decimal):void <text:s text:c="10"/>|</text:p>
      <text:p text:style-name="P10">|===========================================|</text:p>
      <text:list text:style-name="L1">
        <text:list-item>
          <text:p text:style-name="P11">What is the name of this class?</text:p>
        </text:list-item>
        <text:list-item>
          <text:p text:style-name="P11">How many attributes does this class have?</text:p>
        </text:list-item>
        <text:list-item>
          <text:p text:style-name="P11">What is the data type of <text:span text:style-name="NormalTok">balance</text:span>?</text:p>
        </text:list-item>
        <text:list-item>
          <text:p text:style-name="P11">How many methods does this class have?</text:p>
        </text:list-item>
        <text:list-item>
          <text:p text:style-name="P11">What is the significance of <text:span text:style-name="OperatorTok">+</text:span> and <text:span text:style-name="OperatorTok">-</text:span> in the diagram?</text:p>
        </text:list-item>
        <text:list-item>
          <text:p text:style-name="P11">You will notice that there are two similar methods: <text:span text:style-name="NormalTok">GetBalance</text:span> and <text:span text:style-name="NormalTok">DisplayBalance</text:span></text:p>
          <text:list text:style-name="L2">
            <text:list-item>
              <text:p text:style-name="P12">based on the name can you interpret the behavior of these methods?</text:p>
            </text:list-item>
            <text:list-item>
              <text:p text:style-name="P12">can you think of <text:span text:style-name="T2">why</text:span> we might need two such similar methods?</text:p>
            </text:list-item>
          </text:list>
        </text:list-item>
      </text:list>
      <text:h text:style-name="Heading_20_2" text:outline-level="2"><text:bookmark-start text:name="implementing-the-class"/>Implementing the class<text:bookmark-end text:name="implementing-the-class"/></text:h>
      <text:p text:style-name="First_20_paragraph">Class diagram provides a concise way to represent attributes and methods, but it does not explain the implementation of the methods.</text:p>
      <text:p text:style-name="Text_20_body">Knowing that:</text:p>
      <text:list text:style-name="L3">
        <text:list-item>
          <text:p text:style-name="P13"><text:span text:style-name="NormalTok">GetBalance</text:span> returns the current value of balance,</text:p>
        </text:list-item>
        <text:list-item>
          <text:p text:style-name="P13"><text:span text:style-name="NormalTok">DisplayBalance</text:span> displays the current balance at the screen formatted as currency,</text:p>
          <text:p text:style-name="P13">for example:</text:p>
          <text:p text:style-name="P14">Your current balance is $1,000,000.00 dollars!</text:p>
        </text:list-item>
        <text:list-item>
          <text:p text:style-name="P13"><text:span text:style-name="NormalTok">AddFunds</text:span> increments the current balance value by specified <text:span text:style-name="NormalTok">amount</text:span>, and</text:p>
        </text:list-item>
        <text:list-item>
          <text:p text:style-name="P13"><text:span text:style-name="NormalTok">Withdraw</text:span> reduces balance by specified <text:span text:style-name="NormalTok">amount</text:span>.</text:p>
        </text:list-item>
      </text:list>
      <text:p text:style-name="First_20_paragraph">implement your version of this class in C#. For completeness, after you are done you should instantiate an object of the class and ensure it works as described.</text:p>
      <text:h text:style-name="Heading_20_1" text:outline-level="1"><text:bookmark-start text:name="creating-your-own-class-diagram"/>Creating your own class diagram<text:bookmark-end text:name="creating-your-own-class-diagram"/></text:h>
      <text:p text:style-name="First_20_paragraph">In this next exercise you will practice drawing your own diagram, on paper.</text:p>
      <text:list text:style-name="L4">
        <text:list-item>
          <text:p text:style-name="P15">Draw the UML class diagram of a <text:span text:style-name="NormalTok">PreciseRectangle</text:span> class.</text:p>
        </text:list-item>
        <text:list-item>
          <text:p text:style-name="P15">It should have two attributes: <text:span text:style-name="NormalTok">width</text:span> and <text:span text:style-name="NormalTok">length</text:span> of type <text:span text:style-name="DataTypeTok">double</text:span></text:p>
        </text:list-item>
        <text:list-item>
          <text:p text:style-name="P15">It should have eight methods:</text:p>
          <text:list text:style-name="L5">
            <text:list-item>
              <text:p text:style-name="P16">two setters, two getters (i.e., one for each attribute)</text:p>
            </text:list-item>
            <text:list-item>
              <text:p text:style-name="P16"><text:span text:style-name="NormalTok">ComputeArea</text:span> method to compute the area of a precise rectangle</text:p>
            </text:list-item>
            <text:list-item>
              <text:p text:style-name="P16"><text:span text:style-name="NormalTok">ComputePerimeter</text:span> method to compute the perimeter of a precise rectangle</text:p>
            </text:list-item>
            <text:list-item>
              <text:p text:style-name="P16"><text:span text:style-name="NormalTok">Swap</text:span> method to swap the length and the width of a precise rectangle</text:p>
            </text:list-item>
            <text:list-item>
              <text:p text:style-name="P16"><text:span text:style-name="NormalTok">Multiply</text:span> method to multiply the length <text:span text:style-name="T2">and</text:span> width of a precise rectangle by an ratio given in argument as an integer (<text:span text:style-name="DataTypeTok">int</text:span>)</text:p>
            </text:list-item>
          </text:list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UML modelling concepts:</text:p>
      <text:list text:style-name="L6">
        <text:list-item>
          <text:p text:style-name="P17">Class diagrams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<text:line-break/></text:p>
        </text:list-item>
        <text:list-item>
          <text:p text:style-name="P17">Besides modelling attributes and methods, class diagrams can also represent relationships between classes. Have a look at <text:a xlink:type="simple" xlink:href="https://en.wikipedia.org/wiki/Class_diagram" office:name=""><text:span text:style-name="Definition">https://en.wikipedia.org/wiki/Class_diagram</text:span></text:a> for more examples of class diagrams and its uses.</text:p>
        </text:list-item>
        <text:list-item>
          <text:p text:style-name="P17">Activity Diagram is another type of UML diagram for representing program actions. You will occasionally see activity diagrams in the lecture notes. Have a look at <text:a xlink:type="simple" xlink:href="https://en.wikipedia.org/wiki/Activity_diagram" office:name=""><text:span text:style-name="Definition">https://en.wikipedia.org/wiki/Activity_diagram</text:span></text:a> and try to understand the example: “Activity diagram for a guided brainstorming process”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UML Class Diagram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01T22:25:21Z</meta:creation-date>
    <dc:date>2021-09-01T22:25:21Z</dc:date>
    <meta:user-defined meta:name="date" meta:value-type="string">September   1, 2021 (06:25:0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